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7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7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 style:direction="ltr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time_output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1020" table:default-cell-style-name="ce1"/>
        <table:table-row table:style-name="ro1">
          <table:table-cell office:value-type="string" calcext:value-type="string">
            <text:p>Run 1</text:p>
          </table:table-cell>
          <table:table-cell table:number-columns-repeated="4"/>
          <table:table-cell office:value-type="string" calcext:value-type="string">
            <text:p>Run 2</text:p>
          </table:table-cell>
          <table:table-cell table:number-columns-repeated="4"/>
          <table:table-cell office:value-type="string" calcext:value-type="string">
            <text:p>Run 3</text:p>
          </table:table-cell>
          <table:table-cell table:number-columns-repeated="4"/>
          <table:table-cell office:value-type="string" calcext:value-type="string">
            <text:p>Run 4</text:p>
          </table:table-cell>
          <table:table-cell table:number-columns-repeated="4"/>
          <table:table-cell office:value-type="string" calcext:value-type="string">
            <text:p>Run 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chedule</text:p>
          </table:table-cell>
          <table:table-cell office:value-type="string" calcext:value-type="string">
            <text:p>Chunks</text:p>
          </table:table-cell>
          <table:table-cell office:value-type="string" calcext:value-type="string">
            <text:p>Loop 1 (s)</text:p>
          </table:table-cell>
          <table:table-cell office:value-type="string" calcext:value-type="string">
            <text:p>Loop 2 (s)</text:p>
          </table:table-cell>
          <table:table-cell/>
          <table:table-cell office:value-type="string" calcext:value-type="string">
            <text:p>Schedule</text:p>
          </table:table-cell>
          <table:table-cell office:value-type="string" calcext:value-type="string">
            <text:p>Chunks</text:p>
          </table:table-cell>
          <table:table-cell office:value-type="string" calcext:value-type="string">
            <text:p>Loop 1 (s)</text:p>
          </table:table-cell>
          <table:table-cell office:value-type="string" calcext:value-type="string">
            <text:p>Loop 2 (s)</text:p>
          </table:table-cell>
          <table:table-cell/>
          <table:table-cell office:value-type="string" calcext:value-type="string">
            <text:p>Schedule</text:p>
          </table:table-cell>
          <table:table-cell office:value-type="string" calcext:value-type="string">
            <text:p>Chunks</text:p>
          </table:table-cell>
          <table:table-cell office:value-type="string" calcext:value-type="string">
            <text:p>Loop 1 (s)</text:p>
          </table:table-cell>
          <table:table-cell office:value-type="string" calcext:value-type="string">
            <text:p>Loop 2 (s)</text:p>
          </table:table-cell>
          <table:table-cell/>
          <table:table-cell office:value-type="string" calcext:value-type="string">
            <text:p>Schedule</text:p>
          </table:table-cell>
          <table:table-cell office:value-type="string" calcext:value-type="string">
            <text:p>Chunks</text:p>
          </table:table-cell>
          <table:table-cell office:value-type="string" calcext:value-type="string">
            <text:p>Loop 1 (s)</text:p>
          </table:table-cell>
          <table:table-cell office:value-type="string" calcext:value-type="string">
            <text:p>Loop 2 (s)</text:p>
          </table:table-cell>
          <table:table-cell/>
          <table:table-cell office:value-type="string" calcext:value-type="string">
            <text:p>Schedule</text:p>
          </table:table-cell>
          <table:table-cell office:value-type="string" calcext:value-type="string">
            <text:p>Chunks</text:p>
          </table:table-cell>
          <table:table-cell office:value-type="string" calcext:value-type="string">
            <text:p>Loop 1 (s)</text:p>
          </table:table-cell>
          <table:table-cell office:value-type="string" calcext:value-type="string">
            <text:p>Loop 2 (s)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1464" calcext:value-type="float">
            <text:p>0.061464</text:p>
          </table:table-cell>
          <table:table-cell office:value-type="float" office:value="0.392473" calcext:value-type="float">
            <text:p>0.3924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1477" calcext:value-type="float">
            <text:p>0.061477</text:p>
          </table:table-cell>
          <table:table-cell office:value-type="float" office:value="0.392342" calcext:value-type="float">
            <text:p>0.3923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1483" calcext:value-type="float">
            <text:p>0.061483</text:p>
          </table:table-cell>
          <table:table-cell office:value-type="float" office:value="0.392201" calcext:value-type="float">
            <text:p>0.3922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1495" calcext:value-type="float">
            <text:p>0.061495</text:p>
          </table:table-cell>
          <table:table-cell office:value-type="float" office:value="0.392192" calcext:value-type="float">
            <text:p>0.3921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1505" calcext:value-type="float">
            <text:p>0.061505</text:p>
          </table:table-cell>
          <table:table-cell office:value-type="float" office:value="0.392338" calcext:value-type="float">
            <text:p>0.392338</text:p>
          </table:table-cell>
          <table:table-cell table:number-columns-repeated="100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035127" calcext:value-type="float">
            <text:p>0.035127</text:p>
          </table:table-cell>
          <table:table-cell office:value-type="float" office:value="0.276088" calcext:value-type="float">
            <text:p>0.2760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3507" calcext:value-type="float">
            <text:p>0.03507</text:p>
          </table:table-cell>
          <table:table-cell office:value-type="float" office:value="0.276057" calcext:value-type="float">
            <text:p>0.2760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35037" calcext:value-type="float">
            <text:p>0.035037</text:p>
          </table:table-cell>
          <table:table-cell office:value-type="float" office:value="0.276057" calcext:value-type="float">
            <text:p>0.2760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35053" calcext:value-type="float">
            <text:p>0.035053</text:p>
          </table:table-cell>
          <table:table-cell office:value-type="float" office:value="0.276071" calcext:value-type="float">
            <text:p>0.27607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35086" calcext:value-type="float">
            <text:p>0.035086</text:p>
          </table:table-cell>
          <table:table-cell office:value-type="float" office:value="0.276134" calcext:value-type="float">
            <text:p>0.276134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4789" calcext:value-type="float">
            <text:p>0.034789</text:p>
          </table:table-cell>
          <table:table-cell office:value-type="float" office:value="0.199843" calcext:value-type="float">
            <text:p>0.1998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4777" calcext:value-type="float">
            <text:p>0.034777</text:p>
          </table:table-cell>
          <table:table-cell office:value-type="float" office:value="0.199876" calcext:value-type="float">
            <text:p>0.1998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4782" calcext:value-type="float">
            <text:p>0.034782</text:p>
          </table:table-cell>
          <table:table-cell office:value-type="float" office:value="0.199837" calcext:value-type="float">
            <text:p>0.1998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4789" calcext:value-type="float">
            <text:p>0.034789</text:p>
          </table:table-cell>
          <table:table-cell office:value-type="float" office:value="0.199941" calcext:value-type="float">
            <text:p>0.1999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4776" calcext:value-type="float">
            <text:p>0.034776</text:p>
          </table:table-cell>
          <table:table-cell office:value-type="float" office:value="0.199894" calcext:value-type="float">
            <text:p>0.199894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34942" calcext:value-type="float">
            <text:p>0.034942</text:p>
          </table:table-cell>
          <table:table-cell office:value-type="float" office:value="0.133321" calcext:value-type="float">
            <text:p>0.1333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3494" calcext:value-type="float">
            <text:p>0.03494</text:p>
          </table:table-cell>
          <table:table-cell office:value-type="float" office:value="0.13328" calcext:value-type="float">
            <text:p>0.133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34854" calcext:value-type="float">
            <text:p>0.034854</text:p>
          </table:table-cell>
          <table:table-cell office:value-type="float" office:value="0.133294" calcext:value-type="float">
            <text:p>0.1332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34922" calcext:value-type="float">
            <text:p>0.034922</text:p>
          </table:table-cell>
          <table:table-cell office:value-type="float" office:value="0.13332" calcext:value-type="float">
            <text:p>0.133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34912" calcext:value-type="float">
            <text:p>0.034912</text:p>
          </table:table-cell>
          <table:table-cell office:value-type="float" office:value="0.133288" calcext:value-type="float">
            <text:p>0.133288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35773" calcext:value-type="float">
            <text:p>0.035773</text:p>
          </table:table-cell>
          <table:table-cell office:value-type="float" office:value="0.142632" calcext:value-type="float">
            <text:p>0.1426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35777" calcext:value-type="float">
            <text:p>0.035777</text:p>
          </table:table-cell>
          <table:table-cell office:value-type="float" office:value="0.142679" calcext:value-type="float">
            <text:p>0.1426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35765" calcext:value-type="float">
            <text:p>0.035765</text:p>
          </table:table-cell>
          <table:table-cell office:value-type="float" office:value="0.142677" calcext:value-type="float">
            <text:p>0.1426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35806" calcext:value-type="float">
            <text:p>0.035806</text:p>
          </table:table-cell>
          <table:table-cell office:value-type="float" office:value="0.142663" calcext:value-type="float">
            <text:p>0.1426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35763" calcext:value-type="float">
            <text:p>0.035763</text:p>
          </table:table-cell>
          <table:table-cell office:value-type="float" office:value="0.142627" calcext:value-type="float">
            <text:p>0.142627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37676" calcext:value-type="float">
            <text:p>0.037676</text:p>
          </table:table-cell>
          <table:table-cell office:value-type="float" office:value="0.180712" calcext:value-type="float">
            <text:p>0.1807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37812" calcext:value-type="float">
            <text:p>0.037812</text:p>
          </table:table-cell>
          <table:table-cell office:value-type="float" office:value="0.180689" calcext:value-type="float">
            <text:p>0.1806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37749" calcext:value-type="float">
            <text:p>0.037749</text:p>
          </table:table-cell>
          <table:table-cell office:value-type="float" office:value="0.180712" calcext:value-type="float">
            <text:p>0.1807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37789" calcext:value-type="float">
            <text:p>0.037789</text:p>
          </table:table-cell>
          <table:table-cell office:value-type="float" office:value="0.180698" calcext:value-type="float">
            <text:p>0.1806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37802" calcext:value-type="float">
            <text:p>0.037802</text:p>
          </table:table-cell>
          <table:table-cell office:value-type="float" office:value="0.180753" calcext:value-type="float">
            <text:p>0.180753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41592" calcext:value-type="float">
            <text:p>0.041592</text:p>
          </table:table-cell>
          <table:table-cell office:value-type="float" office:value="0.303169" calcext:value-type="float">
            <text:p>0.3031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41552" calcext:value-type="float">
            <text:p>0.041552</text:p>
          </table:table-cell>
          <table:table-cell office:value-type="float" office:value="0.303083" calcext:value-type="float">
            <text:p>0.3030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41478" calcext:value-type="float">
            <text:p>0.041478</text:p>
          </table:table-cell>
          <table:table-cell office:value-type="float" office:value="0.30316" calcext:value-type="float">
            <text:p>0.303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41533" calcext:value-type="float">
            <text:p>0.041533</text:p>
          </table:table-cell>
          <table:table-cell office:value-type="float" office:value="0.303278" calcext:value-type="float">
            <text:p>0.3032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41525" calcext:value-type="float">
            <text:p>0.041525</text:p>
          </table:table-cell>
          <table:table-cell office:value-type="float" office:value="0.303104" calcext:value-type="float">
            <text:p>0.303104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049104" calcext:value-type="float">
            <text:p>0.049104</text:p>
          </table:table-cell>
          <table:table-cell office:value-type="float" office:value="0.356633" calcext:value-type="float">
            <text:p>0.3566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049053" calcext:value-type="float">
            <text:p>0.049053</text:p>
          </table:table-cell>
          <table:table-cell office:value-type="float" office:value="0.356767" calcext:value-type="float">
            <text:p>0.3567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049074" calcext:value-type="float">
            <text:p>0.049074</text:p>
          </table:table-cell>
          <table:table-cell office:value-type="float" office:value="0.356581" calcext:value-type="float">
            <text:p>0.3565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049112" calcext:value-type="float">
            <text:p>0.049112</text:p>
          </table:table-cell>
          <table:table-cell office:value-type="float" office:value="0.35667" calcext:value-type="float">
            <text:p>0.35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049029" calcext:value-type="float">
            <text:p>0.049029</text:p>
          </table:table-cell>
          <table:table-cell office:value-type="float" office:value="0.356608" calcext:value-type="float">
            <text:p>0.356608</text:p>
          </table:table-cell>
          <table:table-cell table:number-columns-repeated="100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35491" calcext:value-type="float">
            <text:p>0.035491</text:p>
          </table:table-cell>
          <table:table-cell office:value-type="float" office:value="0.107563" calcext:value-type="float">
            <text:p>0.1075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35425" calcext:value-type="float">
            <text:p>0.035425</text:p>
          </table:table-cell>
          <table:table-cell office:value-type="float" office:value="0.107499" calcext:value-type="float">
            <text:p>0.1074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3555" calcext:value-type="float">
            <text:p>0.03555</text:p>
          </table:table-cell>
          <table:table-cell office:value-type="float" office:value="0.107557" calcext:value-type="float">
            <text:p>0.1075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35534" calcext:value-type="float">
            <text:p>0.035534</text:p>
          </table:table-cell>
          <table:table-cell office:value-type="float" office:value="0.107534" calcext:value-type="float">
            <text:p>0.1075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107689" calcext:value-type="float">
            <text:p>0.107689</text:p>
          </table:table-cell>
          <table:table-cell table:number-columns-repeated="100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034977" calcext:value-type="float">
            <text:p>0.034977</text:p>
          </table:table-cell>
          <table:table-cell office:value-type="float" office:value="0.107412" calcext:value-type="float">
            <text:p>0.10741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034957" calcext:value-type="float">
            <text:p>0.034957</text:p>
          </table:table-cell>
          <table:table-cell office:value-type="float" office:value="0.107395" calcext:value-type="float">
            <text:p>0.10739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034926" calcext:value-type="float">
            <text:p>0.034926</text:p>
          </table:table-cell>
          <table:table-cell office:value-type="float" office:value="0.107398" calcext:value-type="float">
            <text:p>0.107398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034966" calcext:value-type="float">
            <text:p>0.034966</text:p>
          </table:table-cell>
          <table:table-cell office:value-type="float" office:value="0.107382" calcext:value-type="float">
            <text:p>0.10738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03488" calcext:value-type="float">
            <text:p>0.03488</text:p>
          </table:table-cell>
          <table:table-cell office:value-type="float" office:value="0.107394" calcext:value-type="float">
            <text:p>0.107394</text:p>
          </table:table-cell>
          <table:table-cell table:number-columns-repeated="100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34352" calcext:value-type="float">
            <text:p>0.034352</text:p>
          </table:table-cell>
          <table:table-cell office:value-type="float" office:value="0.107319" calcext:value-type="float">
            <text:p>0.1073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34385" calcext:value-type="float">
            <text:p>0.034385</text:p>
          </table:table-cell>
          <table:table-cell office:value-type="float" office:value="0.107293" calcext:value-type="float">
            <text:p>0.1072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34343" calcext:value-type="float">
            <text:p>0.034343</text:p>
          </table:table-cell>
          <table:table-cell office:value-type="float" office:value="0.107426" calcext:value-type="float">
            <text:p>0.1074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34404" calcext:value-type="float">
            <text:p>0.034404</text:p>
          </table:table-cell>
          <table:table-cell office:value-type="float" office:value="0.107337" calcext:value-type="float">
            <text:p>0.1073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34369" calcext:value-type="float">
            <text:p>0.034369</text:p>
          </table:table-cell>
          <table:table-cell office:value-type="float" office:value="0.107218" calcext:value-type="float">
            <text:p>0.107218</text:p>
          </table:table-cell>
          <table:table-cell table:number-columns-repeated="100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34245" calcext:value-type="float">
            <text:p>0.034245</text:p>
          </table:table-cell>
          <table:table-cell office:value-type="float" office:value="0.107258" calcext:value-type="float">
            <text:p>0.1072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34203" calcext:value-type="float">
            <text:p>0.034203</text:p>
          </table:table-cell>
          <table:table-cell office:value-type="float" office:value="0.107273" calcext:value-type="float">
            <text:p>0.1072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34195" calcext:value-type="float">
            <text:p>0.034195</text:p>
          </table:table-cell>
          <table:table-cell office:value-type="float" office:value="0.107244" calcext:value-type="float">
            <text:p>0.1072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34194" calcext:value-type="float">
            <text:p>0.034194</text:p>
          </table:table-cell>
          <table:table-cell office:value-type="float" office:value="0.107258" calcext:value-type="float">
            <text:p>0.1072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34283" calcext:value-type="float">
            <text:p>0.034283</text:p>
          </table:table-cell>
          <table:table-cell office:value-type="float" office:value="0.107222" calcext:value-type="float">
            <text:p>0.107222</text:p>
          </table:table-cell>
          <table:table-cell table:number-columns-repeated="100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034249" calcext:value-type="float">
            <text:p>0.034249</text:p>
          </table:table-cell>
          <table:table-cell office:value-type="float" office:value="0.1428" calcext:value-type="float">
            <text:p>0.14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03422" calcext:value-type="float">
            <text:p>0.03422</text:p>
          </table:table-cell>
          <table:table-cell office:value-type="float" office:value="0.142832" calcext:value-type="float">
            <text:p>0.1428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034263" calcext:value-type="float">
            <text:p>0.034263</text:p>
          </table:table-cell>
          <table:table-cell office:value-type="float" office:value="0.142945" calcext:value-type="float">
            <text:p>0.1429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034218" calcext:value-type="float">
            <text:p>0.034218</text:p>
          </table:table-cell>
          <table:table-cell office:value-type="float" office:value="0.142792" calcext:value-type="float">
            <text:p>0.1427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034333" calcext:value-type="float">
            <text:p>0.034333</text:p>
          </table:table-cell>
          <table:table-cell office:value-type="float" office:value="0.144195" calcext:value-type="float">
            <text:p>0.144195</text:p>
          </table:table-cell>
          <table:table-cell table:number-columns-repeated="100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034248" calcext:value-type="float">
            <text:p>0.034248</text:p>
          </table:table-cell>
          <table:table-cell office:value-type="float" office:value="0.267516" calcext:value-type="float">
            <text:p>0.2675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03434" calcext:value-type="float">
            <text:p>0.03434</text:p>
          </table:table-cell>
          <table:table-cell office:value-type="float" office:value="0.267592" calcext:value-type="float">
            <text:p>0.2675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034306" calcext:value-type="float">
            <text:p>0.034306</text:p>
          </table:table-cell>
          <table:table-cell office:value-type="float" office:value="0.267913" calcext:value-type="float">
            <text:p>0.2679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034305" calcext:value-type="float">
            <text:p>0.034305</text:p>
          </table:table-cell>
          <table:table-cell office:value-type="float" office:value="0.267819" calcext:value-type="float">
            <text:p>0.2678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034271" calcext:value-type="float">
            <text:p>0.034271</text:p>
          </table:table-cell>
          <table:table-cell office:value-type="float" office:value="0.283689" calcext:value-type="float">
            <text:p>0.283689</text:p>
          </table:table-cell>
          <table:table-cell table:number-columns-repeated="100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.034179" calcext:value-type="float">
            <text:p>0.034179</text:p>
          </table:table-cell>
          <table:table-cell office:value-type="float" office:value="0.339067" calcext:value-type="float">
            <text:p>0.3390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.034204" calcext:value-type="float">
            <text:p>0.034204</text:p>
          </table:table-cell>
          <table:table-cell office:value-type="float" office:value="0.338856" calcext:value-type="float">
            <text:p>0.3388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.034153" calcext:value-type="float">
            <text:p>0.034153</text:p>
          </table:table-cell>
          <table:table-cell office:value-type="float" office:value="0.343756" calcext:value-type="float">
            <text:p>0.3437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.034179" calcext:value-type="float">
            <text:p>0.034179</text:p>
          </table:table-cell>
          <table:table-cell office:value-type="float" office:value="0.339099" calcext:value-type="float">
            <text:p>0.3390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.034175" calcext:value-type="float">
            <text:p>0.034175</text:p>
          </table:table-cell>
          <table:table-cell office:value-type="float" office:value="0.338791" calcext:value-type="float">
            <text:p>0.338791</text:p>
          </table:table-cell>
          <table:table-cell table:number-columns-repeated="100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34207" calcext:value-type="float">
            <text:p>0.034207</text:p>
          </table:table-cell>
          <table:table-cell office:value-type="float" office:value="0.330341" calcext:value-type="float">
            <text:p>0.3303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34227" calcext:value-type="float">
            <text:p>0.034227</text:p>
          </table:table-cell>
          <table:table-cell office:value-type="float" office:value="0.330141" calcext:value-type="float">
            <text:p>0.3301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34257" calcext:value-type="float">
            <text:p>0.034257</text:p>
          </table:table-cell>
          <table:table-cell office:value-type="float" office:value="0.330193" calcext:value-type="float">
            <text:p>0.3301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34275" calcext:value-type="float">
            <text:p>0.034275</text:p>
          </table:table-cell>
          <table:table-cell office:value-type="float" office:value="0.33017" calcext:value-type="float">
            <text:p>0.330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34192" calcext:value-type="float">
            <text:p>0.034192</text:p>
          </table:table-cell>
          <table:table-cell office:value-type="float" office:value="0.330051" calcext:value-type="float">
            <text:p>0.330051</text:p>
          </table:table-cell>
          <table:table-cell table:number-columns-repeated="100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3424" calcext:value-type="float">
            <text:p>0.03424</text:p>
          </table:table-cell>
          <table:table-cell office:value-type="float" office:value="0.330057" calcext:value-type="float">
            <text:p>0.3300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34194" calcext:value-type="float">
            <text:p>0.034194</text:p>
          </table:table-cell>
          <table:table-cell office:value-type="float" office:value="0.331772" calcext:value-type="float">
            <text:p>0.33177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34171" calcext:value-type="float">
            <text:p>0.034171</text:p>
          </table:table-cell>
          <table:table-cell office:value-type="float" office:value="0.329955" calcext:value-type="float">
            <text:p>0.3299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34205" calcext:value-type="float">
            <text:p>0.034205</text:p>
          </table:table-cell>
          <table:table-cell office:value-type="float" office:value="0.331845" calcext:value-type="float">
            <text:p>0.3318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34179" calcext:value-type="float">
            <text:p>0.034179</text:p>
          </table:table-cell>
          <table:table-cell office:value-type="float" office:value="0.330004" calcext:value-type="float">
            <text:p>0.330004</text:p>
          </table:table-cell>
          <table:table-cell table:number-columns-repeated="100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34124" calcext:value-type="float">
            <text:p>0.034124</text:p>
          </table:table-cell>
          <table:table-cell office:value-type="float" office:value="0.329933" calcext:value-type="float">
            <text:p>0.3299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34093" calcext:value-type="float">
            <text:p>0.034093</text:p>
          </table:table-cell>
          <table:table-cell office:value-type="float" office:value="0.330376" calcext:value-type="float">
            <text:p>0.3303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34155" calcext:value-type="float">
            <text:p>0.034155</text:p>
          </table:table-cell>
          <table:table-cell office:value-type="float" office:value="0.33017" calcext:value-type="float">
            <text:p>0.330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34184" calcext:value-type="float">
            <text:p>0.034184</text:p>
          </table:table-cell>
          <table:table-cell office:value-type="float" office:value="0.3306" calcext:value-type="float">
            <text:p>0.33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34153" calcext:value-type="float">
            <text:p>0.034153</text:p>
          </table:table-cell>
          <table:table-cell office:value-type="float" office:value="0.342798" calcext:value-type="float">
            <text:p>0.342798</text:p>
          </table:table-cell>
          <table:table-cell table:number-columns-repeated="100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34127" calcext:value-type="float">
            <text:p>0.034127</text:p>
          </table:table-cell>
          <table:table-cell office:value-type="float" office:value="0.330274" calcext:value-type="float">
            <text:p>0.3302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34183" calcext:value-type="float">
            <text:p>0.034183</text:p>
          </table:table-cell>
          <table:table-cell office:value-type="float" office:value="0.330015" calcext:value-type="float">
            <text:p>0.3300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34222" calcext:value-type="float">
            <text:p>0.034222</text:p>
          </table:table-cell>
          <table:table-cell office:value-type="float" office:value="0.330187" calcext:value-type="float">
            <text:p>0.33018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34198" calcext:value-type="float">
            <text:p>0.034198</text:p>
          </table:table-cell>
          <table:table-cell office:value-type="float" office:value="0.330042" calcext:value-type="float">
            <text:p>0.3300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34144" calcext:value-type="float">
            <text:p>0.034144</text:p>
          </table:table-cell>
          <table:table-cell office:value-type="float" office:value="0.329964" calcext:value-type="float">
            <text:p>0.329964</text:p>
          </table:table-cell>
          <table:table-cell table:number-columns-repeated="100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034266" calcext:value-type="float">
            <text:p>0.034266</text:p>
          </table:table-cell>
          <table:table-cell office:value-type="float" office:value="0.333508" calcext:value-type="float">
            <text:p>0.3335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034294" calcext:value-type="float">
            <text:p>0.034294</text:p>
          </table:table-cell>
          <table:table-cell office:value-type="float" office:value="0.330095" calcext:value-type="float">
            <text:p>0.3300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034203" calcext:value-type="float">
            <text:p>0.034203</text:p>
          </table:table-cell>
          <table:table-cell office:value-type="float" office:value="0.330113" calcext:value-type="float">
            <text:p>0.3301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034198" calcext:value-type="float">
            <text:p>0.034198</text:p>
          </table:table-cell>
          <table:table-cell office:value-type="float" office:value="0.330141" calcext:value-type="float">
            <text:p>0.3301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034249" calcext:value-type="float">
            <text:p>0.034249</text:p>
          </table:table-cell>
          <table:table-cell office:value-type="float" office:value="0.336529" calcext:value-type="float">
            <text:p>0.336529</text:p>
          </table:table-cell>
          <table:table-cell table:number-columns-repeated="100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.034971" calcext:value-type="float">
            <text:p>0.034971</text:p>
          </table:table-cell>
          <table:table-cell office:value-type="float" office:value="0.330862" calcext:value-type="float">
            <text:p>0.3308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.034982" calcext:value-type="float">
            <text:p>0.034982</text:p>
          </table:table-cell>
          <table:table-cell office:value-type="float" office:value="0.329857" calcext:value-type="float">
            <text:p>0.3298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.034932" calcext:value-type="float">
            <text:p>0.034932</text:p>
          </table:table-cell>
          <table:table-cell office:value-type="float" office:value="0.33006" calcext:value-type="float">
            <text:p>0.33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.034981" calcext:value-type="float">
            <text:p>0.034981</text:p>
          </table:table-cell>
          <table:table-cell office:value-type="float" office:value="0.329844" calcext:value-type="float">
            <text:p>0.3298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.03492" calcext:value-type="float">
            <text:p>0.03492</text:p>
          </table:table-cell>
          <table:table-cell office:value-type="float" office:value="0.329951" calcext:value-type="float">
            <text:p>0.329951</text:p>
          </table:table-cell>
          <table:table-cell table:number-columns-repeated="100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.034108" calcext:value-type="float">
            <text:p>0.034108</text:p>
          </table:table-cell>
          <table:table-cell office:value-type="float" office:value="0.339016" calcext:value-type="float">
            <text:p>0.3390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.034167" calcext:value-type="float">
            <text:p>0.034167</text:p>
          </table:table-cell>
          <table:table-cell office:value-type="float" office:value="0.339521" calcext:value-type="float">
            <text:p>0.3395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.034162" calcext:value-type="float">
            <text:p>0.034162</text:p>
          </table:table-cell>
          <table:table-cell office:value-type="float" office:value="0.339112" calcext:value-type="float">
            <text:p>0.3391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.034147" calcext:value-type="float">
            <text:p>0.034147</text:p>
          </table:table-cell>
          <table:table-cell office:value-type="float" office:value="0.339802" calcext:value-type="float">
            <text:p>0.3398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.034172" calcext:value-type="float">
            <text:p>0.034172</text:p>
          </table:table-cell>
          <table:table-cell office:value-type="float" office:value="0.338836" calcext:value-type="float">
            <text:p>0.338836</text:p>
          </table:table-cell>
          <table:table-cell table:number-columns-repeated="100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61571" calcext:value-type="float">
            <text:p>0.061571</text:p>
          </table:table-cell>
          <table:table-cell office:value-type="float" office:value="0.392359" calcext:value-type="float">
            <text:p>0.39235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61492" calcext:value-type="float">
            <text:p>0.061492</text:p>
          </table:table-cell>
          <table:table-cell office:value-type="float" office:value="0.392379" calcext:value-type="float">
            <text:p>0.3923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6147" calcext:value-type="float">
            <text:p>0.06147</text:p>
          </table:table-cell>
          <table:table-cell office:value-type="float" office:value="0.392435" calcext:value-type="float">
            <text:p>0.39243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61557" calcext:value-type="float">
            <text:p>0.061557</text:p>
          </table:table-cell>
          <table:table-cell office:value-type="float" office:value="0.392247" calcext:value-type="float">
            <text:p>0.39224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61536" calcext:value-type="float">
            <text:p>0.061536</text:p>
          </table:table-cell>
          <table:table-cell office:value-type="float" office:value="0.392258" calcext:value-type="float">
            <text:p>0.392258</text:p>
          </table:table-cell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Chunks</text:p>
          </table:table-cell>
          <table:table-cell table:style-name="ce2" office:value-type="string" calcext:value-type="string">
            <text:p>Loop 1 Average (2)</text:p>
          </table:table-cell>
          <table:table-cell table:style-name="ce2" office:value-type="string" calcext:value-type="string">
            <text:p>Loop 2 Average (s)</text:p>
          </table:table-cell>
          <table:table-cell/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Chunks</text:p>
          </table:table-cell>
          <table:table-cell table:style-name="ce2" office:value-type="string" calcext:value-type="string">
            <text:p>Loop 1 Average (2)</text:p>
          </table:table-cell>
          <table:table-cell table:style-name="ce2" office:value-type="string" calcext:value-type="string">
            <text:p>Loop 2 Average (s)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C3];[.H3];[.M3];[.R3];[.W3])" office:value-type="float" office:value="0.0614848" calcext:value-type="float">
            <text:p>0.0614848</text:p>
          </table:table-cell>
          <table:table-cell table:formula="of:=AVERAGE([.D3];[.I3];[.N3];[.S3];[.X3])" office:value-type="float" office:value="0.3923092" calcext:value-type="float">
            <text:p>0.392309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350746" calcext:value-type="float">
            <text:p>0.0350746</text:p>
          </table:table-cell>
          <table:table-cell office:value-type="float" office:value="0.2760814" calcext:value-type="float">
            <text:p>0.2760814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AVERAGE([.C4];[.H4];[.M4];[.R4];[.W4])" office:value-type="float" office:value="0.0350746" calcext:value-type="float">
            <text:p>0.0350746</text:p>
          </table:table-cell>
          <table:table-cell table:formula="of:=AVERAGE([.D4];[.I4];[.N4];[.S4];[.X4])" office:value-type="float" office:value="0.2760814" calcext:value-type="float">
            <text:p>0.27608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47826" calcext:value-type="float">
            <text:p>0.0347826</text:p>
          </table:table-cell>
          <table:table-cell office:value-type="float" office:value="0.1998782" calcext:value-type="float">
            <text:p>0.199878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C5];[.H5];[.M5];[.R5];[.W5])" office:value-type="float" office:value="0.0347826" calcext:value-type="float">
            <text:p>0.0347826</text:p>
          </table:table-cell>
          <table:table-cell table:formula="of:=AVERAGE([.D5];[.I5];[.N5];[.S5];[.X5])" office:value-type="float" office:value="0.1998782" calcext:value-type="float">
            <text:p>0.19987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34914" calcext:value-type="float">
            <text:p>0.034914</text:p>
          </table:table-cell>
          <table:table-cell office:value-type="float" office:value="0.1333006" calcext:value-type="float">
            <text:p>0.1333006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AVERAGE([.C6];[.H6];[.M6];[.R6];[.W6])" office:value-type="float" office:value="0.034914" calcext:value-type="float">
            <text:p>0.034914</text:p>
          </table:table-cell>
          <table:table-cell table:formula="of:=AVERAGE([.D6];[.I6];[.N6];[.S6];[.X6])" office:value-type="float" office:value="0.1333006" calcext:value-type="float">
            <text:p>0.13330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357768" calcext:value-type="float">
            <text:p>0.0357768</text:p>
          </table:table-cell>
          <table:table-cell office:value-type="float" office:value="0.1426556" calcext:value-type="float">
            <text:p>0.1426556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AVERAGE([.C7];[.H7];[.M7];[.R7];[.W7])" office:value-type="float" office:value="0.0357768" calcext:value-type="float">
            <text:p>0.0357768</text:p>
          </table:table-cell>
          <table:table-cell table:formula="of:=AVERAGE([.D7];[.I7];[.N7];[.S7];[.X7])" office:value-type="float" office:value="0.1426556" calcext:value-type="float">
            <text:p>0.14265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377656" calcext:value-type="float">
            <text:p>0.0377656</text:p>
          </table:table-cell>
          <table:table-cell office:value-type="float" office:value="0.1807128" calcext:value-type="float">
            <text:p>0.1807128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AVERAGE([.C8];[.H8];[.M8];[.R8];[.W8])" office:value-type="float" office:value="0.0377656" calcext:value-type="float">
            <text:p>0.0377656</text:p>
          </table:table-cell>
          <table:table-cell table:formula="of:=AVERAGE([.D8];[.I8];[.N8];[.S8];[.X8])" office:value-type="float" office:value="0.1807128" calcext:value-type="float">
            <text:p>0.1807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41536" calcext:value-type="float">
            <text:p>0.041536</text:p>
          </table:table-cell>
          <table:table-cell office:value-type="float" office:value="0.3031588" calcext:value-type="float">
            <text:p>0.3031588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AVERAGE([.C9];[.H9];[.M9];[.R9];[.W9])" office:value-type="float" office:value="0.041536" calcext:value-type="float">
            <text:p>0.041536</text:p>
          </table:table-cell>
          <table:table-cell table:formula="of:=AVERAGE([.D9];[.I9];[.N9];[.S9];[.X9])" office:value-type="float" office:value="0.3031588" calcext:value-type="float">
            <text:p>0.30315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0490744" calcext:value-type="float">
            <text:p>0.0490744</text:p>
          </table:table-cell>
          <table:table-cell office:value-type="float" office:value="0.3566518" calcext:value-type="float">
            <text:p>0.3566518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formula="of:=AVERAGE([.C10];[.H10];[.M10];[.R10];[.W10])" office:value-type="float" office:value="0.0490744" calcext:value-type="float">
            <text:p>0.0490744</text:p>
          </table:table-cell>
          <table:table-cell table:formula="of:=AVERAGE([.D10];[.I10];[.N10];[.S10];[.X10])" office:value-type="float" office:value="0.3566518" calcext:value-type="float">
            <text:p>0.35665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3548" calcext:value-type="float">
            <text:p>0.03548</text:p>
          </table:table-cell>
          <table:table-cell office:value-type="float" office:value="0.1075684" calcext:value-type="float">
            <text:p>0.1075684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VERAGE([.C11];[.H11];[.M11];[.R11];[.W11])" office:value-type="float" office:value="0.03548" calcext:value-type="float">
            <text:p>0.03548</text:p>
          </table:table-cell>
          <table:table-cell table:formula="of:=AVERAGE([.D11];[.I11];[.N11];[.S11];[.X11])" office:value-type="float" office:value="0.1075684" calcext:value-type="float">
            <text:p>0.107568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0349412" calcext:value-type="float">
            <text:p>0.0349412</text:p>
          </table:table-cell>
          <table:table-cell office:value-type="float" office:value="0.1073962" calcext:value-type="float">
            <text:p>0.1073962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AVERAGE([.C12];[.H12];[.M12];[.R12];[.W12])" office:value-type="float" office:value="0.0349412" calcext:value-type="float">
            <text:p>0.0349412</text:p>
          </table:table-cell>
          <table:table-cell table:formula="of:=AVERAGE([.D12];[.I12];[.N12];[.S12];[.X12])" office:value-type="float" office:value="0.1073962" calcext:value-type="float">
            <text:p>0.10739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343706" calcext:value-type="float">
            <text:p>0.0343706</text:p>
          </table:table-cell>
          <table:table-cell office:value-type="float" office:value="0.1073186" calcext:value-type="float">
            <text:p>0.1073186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AVERAGE([.C13];[.H13];[.M13];[.R13];[.W13])" office:value-type="float" office:value="0.0343706" calcext:value-type="float">
            <text:p>0.0343706</text:p>
          </table:table-cell>
          <table:table-cell table:formula="of:=AVERAGE([.D13];[.I13];[.N13];[.S13];[.X13])" office:value-type="float" office:value="0.1073186" calcext:value-type="float">
            <text:p>0.10731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34224" calcext:value-type="float">
            <text:p>0.034224</text:p>
          </table:table-cell>
          <table:table-cell office:value-type="float" office:value="0.107251" calcext:value-type="float">
            <text:p>0.107251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AVERAGE([.C14];[.H14];[.M14];[.R14];[.W14])" office:value-type="float" office:value="0.034224" calcext:value-type="float">
            <text:p>0.034224</text:p>
          </table:table-cell>
          <table:table-cell table:formula="of:=AVERAGE([.D14];[.I14];[.N14];[.S14];[.X14])" office:value-type="float" office:value="0.107251" calcext:value-type="float">
            <text:p>0.1072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0342566" calcext:value-type="float">
            <text:p>0.0342566</text:p>
          </table:table-cell>
          <table:table-cell office:value-type="float" office:value="0.1431128" calcext:value-type="float">
            <text:p>0.1431128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AVERAGE([.C15];[.H15];[.M15];[.R15];[.W15])" office:value-type="float" office:value="0.0342566" calcext:value-type="float">
            <text:p>0.0342566</text:p>
          </table:table-cell>
          <table:table-cell table:formula="of:=AVERAGE([.D15];[.I15];[.N15];[.S15];[.X15])" office:value-type="float" office:value="0.1431128" calcext:value-type="float">
            <text:p>0.14311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034294" calcext:value-type="float">
            <text:p>0.034294</text:p>
          </table:table-cell>
          <table:table-cell office:value-type="float" office:value="0.2709058" calcext:value-type="float">
            <text:p>0.2709058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AVERAGE([.C16];[.H16];[.M16];[.R16];[.W16])" office:value-type="float" office:value="0.034294" calcext:value-type="float">
            <text:p>0.034294</text:p>
          </table:table-cell>
          <table:table-cell table:formula="of:=AVERAGE([.D16];[.I16];[.N16];[.S16];[.X16])" office:value-type="float" office:value="0.2709058" calcext:value-type="float">
            <text:p>0.27090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.034178" calcext:value-type="float">
            <text:p>0.034178</text:p>
          </table:table-cell>
          <table:table-cell office:value-type="float" office:value="0.3399138" calcext:value-type="float">
            <text:p>0.3399138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formula="of:=AVERAGE([.C17];[.H17];[.M17];[.R17];[.W17])" office:value-type="float" office:value="0.034178" calcext:value-type="float">
            <text:p>0.034178</text:p>
          </table:table-cell>
          <table:table-cell table:formula="of:=AVERAGE([.D17];[.I17];[.N17];[.S17];[.X17])" office:value-type="float" office:value="0.3399138" calcext:value-type="float">
            <text:p>0.33991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342316" calcext:value-type="float">
            <text:p>0.0342316</text:p>
          </table:table-cell>
          <table:table-cell office:value-type="float" office:value="0.3301792" calcext:value-type="float">
            <text:p>0.3301792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AVERAGE([.C18];[.H18];[.M18];[.R18];[.W18])" office:value-type="float" office:value="0.0342316" calcext:value-type="float">
            <text:p>0.0342316</text:p>
          </table:table-cell>
          <table:table-cell table:formula="of:=AVERAGE([.D18];[.I18];[.N18];[.S18];[.X18])" office:value-type="float" office:value="0.3301792" calcext:value-type="float">
            <text:p>0.33017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341978" calcext:value-type="float">
            <text:p>0.0341978</text:p>
          </table:table-cell>
          <table:table-cell office:value-type="float" office:value="0.3307266" calcext:value-type="float">
            <text:p>0.3307266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VERAGE([.C19];[.H19];[.M19];[.R19];[.W19])" office:value-type="float" office:value="0.0341978" calcext:value-type="float">
            <text:p>0.0341978</text:p>
          </table:table-cell>
          <table:table-cell table:formula="of:=AVERAGE([.D19];[.I19];[.N19];[.S19];[.X19])" office:value-type="float" office:value="0.3307266" calcext:value-type="float">
            <text:p>0.33072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341418" calcext:value-type="float">
            <text:p>0.0341418</text:p>
          </table:table-cell>
          <table:table-cell office:value-type="float" office:value="0.3327754" calcext:value-type="float">
            <text:p>0.332775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C20];[.H20];[.M20];[.R20];[.W20])" office:value-type="float" office:value="0.0341418" calcext:value-type="float">
            <text:p>0.0341418</text:p>
          </table:table-cell>
          <table:table-cell table:formula="of:=AVERAGE([.D20];[.I20];[.N20];[.S20];[.X20])" office:value-type="float" office:value="0.3327754" calcext:value-type="float">
            <text:p>0.33277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341748" calcext:value-type="float">
            <text:p>0.0341748</text:p>
          </table:table-cell>
          <table:table-cell office:value-type="float" office:value="0.3300964" calcext:value-type="float">
            <text:p>0.330096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AVERAGE([.C21];[.H21];[.M21];[.R21];[.W21])" office:value-type="float" office:value="0.0341748" calcext:value-type="float">
            <text:p>0.0341748</text:p>
          </table:table-cell>
          <table:table-cell table:formula="of:=AVERAGE([.D21];[.I21];[.N21];[.S21];[.X21])" office:value-type="float" office:value="0.3300964" calcext:value-type="float">
            <text:p>0.33009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034242" calcext:value-type="float">
            <text:p>0.034242</text:p>
          </table:table-cell>
          <table:table-cell office:value-type="float" office:value="0.3320772" calcext:value-type="float">
            <text:p>0.3320772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AVERAGE([.C22];[.H22];[.M22];[.R22];[.W22])" office:value-type="float" office:value="0.034242" calcext:value-type="float">
            <text:p>0.034242</text:p>
          </table:table-cell>
          <table:table-cell table:formula="of:=AVERAGE([.D22];[.I22];[.N22];[.S22];[.X22])" office:value-type="float" office:value="0.3320772" calcext:value-type="float">
            <text:p>0.332077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.0349572" calcext:value-type="float">
            <text:p>0.0349572</text:p>
          </table:table-cell>
          <table:table-cell office:value-type="float" office:value="0.3301148" calcext:value-type="float">
            <text:p>0.3301148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formula="of:=AVERAGE([.C23];[.H23];[.M23];[.R23];[.W23])" office:value-type="float" office:value="0.0349572" calcext:value-type="float">
            <text:p>0.0349572</text:p>
          </table:table-cell>
          <table:table-cell table:formula="of:=AVERAGE([.D23];[.I23];[.N23];[.S23];[.X23])" office:value-type="float" office:value="0.3301148" calcext:value-type="float">
            <text:p>0.33011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.0341512" calcext:value-type="float">
            <text:p>0.0341512</text:p>
          </table:table-cell>
          <table:table-cell office:value-type="float" office:value="0.3392574" calcext:value-type="float">
            <text:p>0.339257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formula="of:=AVERAGE([.C24];[.H24];[.M24];[.R24];[.W24])" office:value-type="float" office:value="0.0341512" calcext:value-type="float">
            <text:p>0.0341512</text:p>
          </table:table-cell>
          <table:table-cell table:formula="of:=AVERAGE([.D24];[.I24];[.N24];[.S24];[.X24])" office:value-type="float" office:value="0.3392574" calcext:value-type="float">
            <text:p>0.339257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AVERAGE([.C25];[.H25];[.M25];[.R25];[.W25])" office:value-type="float" office:value="0.0615252" calcext:value-type="float">
            <text:p>0.0615252</text:p>
          </table:table-cell>
          <table:table-cell table:formula="of:=AVERAGE([.D25];[.I25];[.N25];[.S25];[.X25])" office:value-type="float" office:value="0.3923356" calcext:value-type="float">
            <text:p>0.3923356</text:p>
          </table:table-cell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Run 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1482" calcext:value-type="float">
            <text:p>0.061482</text:p>
          </table:table-cell>
          <table:table-cell office:value-type="float" office:value="0.392341" calcext:value-type="float">
            <text:p>0.3923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61493" calcext:value-type="float">
            <text:p>0.061493</text:p>
          </table:table-cell>
          <table:table-cell office:value-type="float" office:value="0.392267" calcext:value-type="float">
            <text:p>0.39226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03509" calcext:value-type="float">
            <text:p>0.03509</text:p>
          </table:table-cell>
          <table:table-cell office:value-type="float" office:value="0.276054" calcext:value-type="float">
            <text:p>0.2760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35539" calcext:value-type="float">
            <text:p>0.035539</text:p>
          </table:table-cell>
          <table:table-cell office:value-type="float" office:value="0.107664" calcext:value-type="float">
            <text:p>0.1076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34223" calcext:value-type="float">
            <text:p>0.034223</text:p>
          </table:table-cell>
          <table:table-cell office:value-type="float" office:value="0.329984" calcext:value-type="float">
            <text:p>0.3299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4763" calcext:value-type="float">
            <text:p>0.034763</text:p>
          </table:table-cell>
          <table:table-cell office:value-type="float" office:value="0.199949" calcext:value-type="float">
            <text:p>0.19994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034985" calcext:value-type="float">
            <text:p>0.034985</text:p>
          </table:table-cell>
          <table:table-cell office:value-type="float" office:value="0.107343" calcext:value-type="float">
            <text:p>0.1073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34209" calcext:value-type="float">
            <text:p>0.034209</text:p>
          </table:table-cell>
          <table:table-cell office:value-type="float" office:value="0.330002" calcext:value-type="float">
            <text:p>0.330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34897" calcext:value-type="float">
            <text:p>0.034897</text:p>
          </table:table-cell>
          <table:table-cell office:value-type="float" office:value="0.133307" calcext:value-type="float">
            <text:p>0.1333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34436" calcext:value-type="float">
            <text:p>0.034436</text:p>
          </table:table-cell>
          <table:table-cell office:value-type="float" office:value="0.107303" calcext:value-type="float">
            <text:p>0.1073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3415" calcext:value-type="float">
            <text:p>0.03415</text:p>
          </table:table-cell>
          <table:table-cell office:value-type="float" office:value="0.331881" calcext:value-type="float">
            <text:p>0.3318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35784" calcext:value-type="float">
            <text:p>0.035784</text:p>
          </table:table-cell>
          <table:table-cell office:value-type="float" office:value="0.142675" calcext:value-type="float">
            <text:p>0.1426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34196" calcext:value-type="float">
            <text:p>0.034196</text:p>
          </table:table-cell>
          <table:table-cell office:value-type="float" office:value="0.107296" calcext:value-type="float">
            <text:p>0.1072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34175" calcext:value-type="float">
            <text:p>0.034175</text:p>
          </table:table-cell>
          <table:table-cell office:value-type="float" office:value="0.329954" calcext:value-type="float">
            <text:p>0.3299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37701" calcext:value-type="float">
            <text:p>0.037701</text:p>
          </table:table-cell>
          <table:table-cell office:value-type="float" office:value="0.180778" calcext:value-type="float">
            <text:p>0.1807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034238" calcext:value-type="float">
            <text:p>0.034238</text:p>
          </table:table-cell>
          <table:table-cell office:value-type="float" office:value="0.142858" calcext:value-type="float">
            <text:p>0.1428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034226" calcext:value-type="float">
            <text:p>0.034226</text:p>
          </table:table-cell>
          <table:table-cell office:value-type="float" office:value="0.330038" calcext:value-type="float">
            <text:p>0.3300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41622" calcext:value-type="float">
            <text:p>0.041622</text:p>
          </table:table-cell>
          <table:table-cell office:value-type="float" office:value="0.303167" calcext:value-type="float">
            <text:p>0.3031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034315" calcext:value-type="float">
            <text:p>0.034315</text:p>
          </table:table-cell>
          <table:table-cell office:value-type="float" office:value="0.26746" calcext:value-type="float">
            <text:p>0.267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.03502" calcext:value-type="float">
            <text:p>0.03502</text:p>
          </table:table-cell>
          <table:table-cell office:value-type="float" office:value="0.33029" calcext:value-type="float">
            <text:p>0.330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049039" calcext:value-type="float">
            <text:p>0.049039</text:p>
          </table:table-cell>
          <table:table-cell office:value-type="float" office:value="0.356632" calcext:value-type="float">
            <text:p>0.3566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.034174" calcext:value-type="float">
            <text:p>0.034174</text:p>
          </table:table-cell>
          <table:table-cell office:value-type="float" office:value="0.338784" calcext:value-type="float">
            <text:p>0.3387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.034193" calcext:value-type="float">
            <text:p>0.034193</text:p>
          </table:table-cell>
          <table:table-cell office:value-type="float" office:value="0.339046" calcext:value-type="float">
            <text:p>0.339046</text:p>
          </table:table-cell>
        </table:table-row>
        <table:table-row table:style-name="ro1">
          <table:table-cell office:value-type="string" calcext:value-type="string">
            <text:p>Run 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1487" calcext:value-type="float">
            <text:p>0.061487</text:p>
          </table:table-cell>
          <table:table-cell office:value-type="float" office:value="0.392174" calcext:value-type="float">
            <text:p>0.3921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61486" calcext:value-type="float">
            <text:p>0.061486</text:p>
          </table:table-cell>
          <table:table-cell office:value-type="float" office:value="0.392253" calcext:value-type="float">
            <text:p>0.39225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035154" calcext:value-type="float">
            <text:p>0.035154</text:p>
          </table:table-cell>
          <table:table-cell office:value-type="float" office:value="0.276057" calcext:value-type="float">
            <text:p>0.2760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35473" calcext:value-type="float">
            <text:p>0.035473</text:p>
          </table:table-cell>
          <table:table-cell office:value-type="float" office:value="0.107592" calcext:value-type="float">
            <text:p>0.1075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34232" calcext:value-type="float">
            <text:p>0.034232</text:p>
          </table:table-cell>
          <table:table-cell office:value-type="float" office:value="0.33026" calcext:value-type="float">
            <text:p>0.330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4781" calcext:value-type="float">
            <text:p>0.034781</text:p>
          </table:table-cell>
          <table:table-cell office:value-type="float" office:value="0.199843" calcext:value-type="float">
            <text:p>0.19984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034932" calcext:value-type="float">
            <text:p>0.034932</text:p>
          </table:table-cell>
          <table:table-cell office:value-type="float" office:value="0.10741" calcext:value-type="float">
            <text:p>0.107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34174" calcext:value-type="float">
            <text:p>0.034174</text:p>
          </table:table-cell>
          <table:table-cell office:value-type="float" office:value="0.332668" calcext:value-type="float">
            <text:p>0.3326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34903" calcext:value-type="float">
            <text:p>0.034903</text:p>
          </table:table-cell>
          <table:table-cell office:value-type="float" office:value="0.133361" calcext:value-type="float">
            <text:p>0.1333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3438" calcext:value-type="float">
            <text:p>0.03438</text:p>
          </table:table-cell>
          <table:table-cell office:value-type="float" office:value="0.107331" calcext:value-type="float">
            <text:p>0.1073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34152" calcext:value-type="float">
            <text:p>0.034152</text:p>
          </table:table-cell>
          <table:table-cell office:value-type="float" office:value="0.330241" calcext:value-type="float">
            <text:p>0.3302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35811" calcext:value-type="float">
            <text:p>0.035811</text:p>
          </table:table-cell>
          <table:table-cell office:value-type="float" office:value="0.142655" calcext:value-type="float">
            <text:p>0.1426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34181" calcext:value-type="float">
            <text:p>0.034181</text:p>
          </table:table-cell>
          <table:table-cell office:value-type="float" office:value="0.107288" calcext:value-type="float">
            <text:p>0.1072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34138" calcext:value-type="float">
            <text:p>0.034138</text:p>
          </table:table-cell>
          <table:table-cell office:value-type="float" office:value="0.329888" calcext:value-type="float">
            <text:p>0.3298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37743" calcext:value-type="float">
            <text:p>0.037743</text:p>
          </table:table-cell>
          <table:table-cell office:value-type="float" office:value="0.180807" calcext:value-type="float">
            <text:p>0.1808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034307" calcext:value-type="float">
            <text:p>0.034307</text:p>
          </table:table-cell>
          <table:table-cell office:value-type="float" office:value="0.142823" calcext:value-type="float">
            <text:p>0.1428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034311" calcext:value-type="float">
            <text:p>0.034311</text:p>
          </table:table-cell>
          <table:table-cell office:value-type="float" office:value="0.33065" calcext:value-type="float">
            <text:p>0.330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4149" calcext:value-type="float">
            <text:p>0.04149</text:p>
          </table:table-cell>
          <table:table-cell office:value-type="float" office:value="0.303266" calcext:value-type="float">
            <text:p>0.3032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03429" calcext:value-type="float">
            <text:p>0.03429</text:p>
          </table:table-cell>
          <table:table-cell office:value-type="float" office:value="0.267692" calcext:value-type="float">
            <text:p>0.2676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.035001" calcext:value-type="float">
            <text:p>0.035001</text:p>
          </table:table-cell>
          <table:table-cell office:value-type="float" office:value="0.329977" calcext:value-type="float">
            <text:p>0.3299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049087" calcext:value-type="float">
            <text:p>0.049087</text:p>
          </table:table-cell>
          <table:table-cell office:value-type="float" office:value="0.356777" calcext:value-type="float">
            <text:p>0.3567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.034181" calcext:value-type="float">
            <text:p>0.034181</text:p>
          </table:table-cell>
          <table:table-cell office:value-type="float" office:value="0.357967" calcext:value-type="float">
            <text:p>0.3579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.034184" calcext:value-type="float">
            <text:p>0.034184</text:p>
          </table:table-cell>
          <table:table-cell office:value-type="float" office:value="0.339172" calcext:value-type="float">
            <text:p>0.339172</text:p>
          </table:table-cell>
        </table:table-row>
        <table:table-row table:style-name="ro1">
          <table:table-cell office:value-type="string" calcext:value-type="string">
            <text:p>Run 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1512" calcext:value-type="float">
            <text:p>0.061512</text:p>
          </table:table-cell>
          <table:table-cell office:value-type="float" office:value="0.392429" calcext:value-type="float">
            <text:p>0.3924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61532" calcext:value-type="float">
            <text:p>0.061532</text:p>
          </table:table-cell>
          <table:table-cell office:value-type="float" office:value="0.392235" calcext:value-type="float">
            <text:p>0.39223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035121" calcext:value-type="float">
            <text:p>0.035121</text:p>
          </table:table-cell>
          <table:table-cell office:value-type="float" office:value="0.276123" calcext:value-type="float">
            <text:p>0.2761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35428" calcext:value-type="float">
            <text:p>0.035428</text:p>
          </table:table-cell>
          <table:table-cell office:value-type="float" office:value="0.107524" calcext:value-type="float">
            <text:p>0.1075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34316" calcext:value-type="float">
            <text:p>0.034316</text:p>
          </table:table-cell>
          <table:table-cell office:value-type="float" office:value="0.332348" calcext:value-type="float">
            <text:p>0.3323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4728" calcext:value-type="float">
            <text:p>0.034728</text:p>
          </table:table-cell>
          <table:table-cell office:value-type="float" office:value="0.199882" calcext:value-type="float">
            <text:p>0.19988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034918" calcext:value-type="float">
            <text:p>0.034918</text:p>
          </table:table-cell>
          <table:table-cell office:value-type="float" office:value="0.107369" calcext:value-type="float">
            <text:p>0.1073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34163" calcext:value-type="float">
            <text:p>0.034163</text:p>
          </table:table-cell>
          <table:table-cell office:value-type="float" office:value="0.329957" calcext:value-type="float">
            <text:p>0.3299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34847" calcext:value-type="float">
            <text:p>0.034847</text:p>
          </table:table-cell>
          <table:table-cell office:value-type="float" office:value="0.133282" calcext:value-type="float">
            <text:p>0.1332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34379" calcext:value-type="float">
            <text:p>0.034379</text:p>
          </table:table-cell>
          <table:table-cell office:value-type="float" office:value="0.10732" calcext:value-type="float">
            <text:p>0.107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34167" calcext:value-type="float">
            <text:p>0.034167</text:p>
          </table:table-cell>
          <table:table-cell office:value-type="float" office:value="0.330393" calcext:value-type="float">
            <text:p>0.3303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35776" calcext:value-type="float">
            <text:p>0.035776</text:p>
          </table:table-cell>
          <table:table-cell office:value-type="float" office:value="0.142644" calcext:value-type="float">
            <text:p>0.1426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34238" calcext:value-type="float">
            <text:p>0.034238</text:p>
          </table:table-cell>
          <table:table-cell office:value-type="float" office:value="0.10733" calcext:value-type="float">
            <text:p>0.107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34091" calcext:value-type="float">
            <text:p>0.034091</text:p>
          </table:table-cell>
          <table:table-cell office:value-type="float" office:value="0.330081" calcext:value-type="float">
            <text:p>0.3300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37749" calcext:value-type="float">
            <text:p>0.037749</text:p>
          </table:table-cell>
          <table:table-cell office:value-type="float" office:value="0.180716" calcext:value-type="float">
            <text:p>0.1807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034397" calcext:value-type="float">
            <text:p>0.034397</text:p>
          </table:table-cell>
          <table:table-cell office:value-type="float" office:value="0.143029" calcext:value-type="float">
            <text:p>0.1430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034337" calcext:value-type="float">
            <text:p>0.034337</text:p>
          </table:table-cell>
          <table:table-cell office:value-type="float" office:value="0.330117" calcext:value-type="float">
            <text:p>0.3301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41528" calcext:value-type="float">
            <text:p>0.041528</text:p>
          </table:table-cell>
          <table:table-cell office:value-type="float" office:value="0.303305" calcext:value-type="float">
            <text:p>0.3033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034191" calcext:value-type="float">
            <text:p>0.034191</text:p>
          </table:table-cell>
          <table:table-cell office:value-type="float" office:value="0.267561" calcext:value-type="float">
            <text:p>0.2675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.035033" calcext:value-type="float">
            <text:p>0.035033</text:p>
          </table:table-cell>
          <table:table-cell office:value-type="float" office:value="0.330132" calcext:value-type="float">
            <text:p>0.3301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04911" calcext:value-type="float">
            <text:p>0.04911</text:p>
          </table:table-cell>
          <table:table-cell office:value-type="float" office:value="0.356624" calcext:value-type="float">
            <text:p>0.3566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.034229" calcext:value-type="float">
            <text:p>0.034229</text:p>
          </table:table-cell>
          <table:table-cell office:value-type="float" office:value="0.338979" calcext:value-type="float">
            <text:p>0.3389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.034138" calcext:value-type="float">
            <text:p>0.034138</text:p>
          </table:table-cell>
          <table:table-cell office:value-type="float" office:value="0.339175" calcext:value-type="float">
            <text:p>0.339175</text:p>
          </table:table-cell>
        </table:table-row>
        <table:table-row table:style-name="ro1">
          <table:table-cell office:value-type="string" calcext:value-type="string">
            <text:p>Run 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1535" calcext:value-type="float">
            <text:p>0.061535</text:p>
          </table:table-cell>
          <table:table-cell office:value-type="float" office:value="0.392325" calcext:value-type="float">
            <text:p>0.3923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61451" calcext:value-type="float">
            <text:p>0.061451</text:p>
          </table:table-cell>
          <table:table-cell office:value-type="float" office:value="0.392326" calcext:value-type="float">
            <text:p>0.39232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035138" calcext:value-type="float">
            <text:p>0.035138</text:p>
          </table:table-cell>
          <table:table-cell office:value-type="float" office:value="0.27612" calcext:value-type="float">
            <text:p>0.276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35492" calcext:value-type="float">
            <text:p>0.035492</text:p>
          </table:table-cell>
          <table:table-cell office:value-type="float" office:value="0.107525" calcext:value-type="float">
            <text:p>0.1075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34223" calcext:value-type="float">
            <text:p>0.034223</text:p>
          </table:table-cell>
          <table:table-cell office:value-type="float" office:value="0.330645" calcext:value-type="float">
            <text:p>0.3306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488" calcext:value-type="float">
            <text:p>0.03488</text:p>
          </table:table-cell>
          <table:table-cell office:value-type="float" office:value="0.199835" calcext:value-type="float">
            <text:p>0.19983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034945" calcext:value-type="float">
            <text:p>0.034945</text:p>
          </table:table-cell>
          <table:table-cell office:value-type="float" office:value="0.107394" calcext:value-type="float">
            <text:p>0.1073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34168" calcext:value-type="float">
            <text:p>0.034168</text:p>
          </table:table-cell>
          <table:table-cell office:value-type="float" office:value="0.330021" calcext:value-type="float">
            <text:p>0.3300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3496" calcext:value-type="float">
            <text:p>0.03496</text:p>
          </table:table-cell>
          <table:table-cell office:value-type="float" office:value="0.13333" calcext:value-type="float">
            <text:p>0.1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34373" calcext:value-type="float">
            <text:p>0.034373</text:p>
          </table:table-cell>
          <table:table-cell office:value-type="float" office:value="0.107369" calcext:value-type="float">
            <text:p>0.1073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34134" calcext:value-type="float">
            <text:p>0.034134</text:p>
          </table:table-cell>
          <table:table-cell office:value-type="float" office:value="0.341376" calcext:value-type="float">
            <text:p>0.3413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35743" calcext:value-type="float">
            <text:p>0.035743</text:p>
          </table:table-cell>
          <table:table-cell office:value-type="float" office:value="0.142658" calcext:value-type="float">
            <text:p>0.1426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34275" calcext:value-type="float">
            <text:p>0.034275</text:p>
          </table:table-cell>
          <table:table-cell office:value-type="float" office:value="0.107205" calcext:value-type="float">
            <text:p>0.1072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34133" calcext:value-type="float">
            <text:p>0.034133</text:p>
          </table:table-cell>
          <table:table-cell office:value-type="float" office:value="0.330352" calcext:value-type="float">
            <text:p>0.3303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37775" calcext:value-type="float">
            <text:p>0.037775</text:p>
          </table:table-cell>
          <table:table-cell office:value-type="float" office:value="0.180736" calcext:value-type="float">
            <text:p>0.1807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03425" calcext:value-type="float">
            <text:p>0.03425</text:p>
          </table:table-cell>
          <table:table-cell office:value-type="float" office:value="0.142912" calcext:value-type="float">
            <text:p>0.1429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034299" calcext:value-type="float">
            <text:p>0.034299</text:p>
          </table:table-cell>
          <table:table-cell office:value-type="float" office:value="0.342196" calcext:value-type="float">
            <text:p>0.3421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41574" calcext:value-type="float">
            <text:p>0.041574</text:p>
          </table:table-cell>
          <table:table-cell office:value-type="float" office:value="0.303168" calcext:value-type="float">
            <text:p>0.3031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034222" calcext:value-type="float">
            <text:p>0.034222</text:p>
          </table:table-cell>
          <table:table-cell office:value-type="float" office:value="0.267718" calcext:value-type="float">
            <text:p>0.2677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.035017" calcext:value-type="float">
            <text:p>0.035017</text:p>
          </table:table-cell>
          <table:table-cell office:value-type="float" office:value="0.329968" calcext:value-type="float">
            <text:p>0.3299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049043" calcext:value-type="float">
            <text:p>0.049043</text:p>
          </table:table-cell>
          <table:table-cell office:value-type="float" office:value="0.356669" calcext:value-type="float">
            <text:p>0.3566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.034172" calcext:value-type="float">
            <text:p>0.034172</text:p>
          </table:table-cell>
          <table:table-cell office:value-type="float" office:value="0.338953" calcext:value-type="float">
            <text:p>0.3389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.03411" calcext:value-type="float">
            <text:p>0.03411</text:p>
          </table:table-cell>
          <table:table-cell office:value-type="float" office:value="0.339534" calcext:value-type="float">
            <text:p>0.339534</text:p>
          </table:table-cell>
        </table:table-row>
        <table:table-row table:style-name="ro1">
          <table:table-cell office:value-type="string" calcext:value-type="string">
            <text:p>Run 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1505" calcext:value-type="float">
            <text:p>0.061505</text:p>
          </table:table-cell>
          <table:table-cell office:value-type="float" office:value="0.39219" calcext:value-type="float">
            <text:p>0.392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61474" calcext:value-type="float">
            <text:p>0.061474</text:p>
          </table:table-cell>
          <table:table-cell office:value-type="float" office:value="0.392323" calcext:value-type="float">
            <text:p>0.39232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035092" calcext:value-type="float">
            <text:p>0.035092</text:p>
          </table:table-cell>
          <table:table-cell office:value-type="float" office:value="0.27606" calcext:value-type="float">
            <text:p>0.276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35506" calcext:value-type="float">
            <text:p>0.035506</text:p>
          </table:table-cell>
          <table:table-cell office:value-type="float" office:value="0.107564" calcext:value-type="float">
            <text:p>0.1075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34286" calcext:value-type="float">
            <text:p>0.034286</text:p>
          </table:table-cell>
          <table:table-cell office:value-type="float" office:value="0.330645" calcext:value-type="float">
            <text:p>0.3306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4845" calcext:value-type="float">
            <text:p>0.034845</text:p>
          </table:table-cell>
          <table:table-cell office:value-type="float" office:value="0.199868" calcext:value-type="float">
            <text:p>0.19986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034949" calcext:value-type="float">
            <text:p>0.034949</text:p>
          </table:table-cell>
          <table:table-cell office:value-type="float" office:value="0.107378" calcext:value-type="float">
            <text:p>0.1073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34205" calcext:value-type="float">
            <text:p>0.034205</text:p>
          </table:table-cell>
          <table:table-cell office:value-type="float" office:value="0.330185" calcext:value-type="float">
            <text:p>0.3301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34848" calcext:value-type="float">
            <text:p>0.034848</text:p>
          </table:table-cell>
          <table:table-cell office:value-type="float" office:value="0.13328" calcext:value-type="float">
            <text:p>0.133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34353" calcext:value-type="float">
            <text:p>0.034353</text:p>
          </table:table-cell>
          <table:table-cell office:value-type="float" office:value="0.107343" calcext:value-type="float">
            <text:p>0.1073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3423" calcext:value-type="float">
            <text:p>0.03423</text:p>
          </table:table-cell>
          <table:table-cell office:value-type="float" office:value="0.331993" calcext:value-type="float">
            <text:p>0.3319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35708" calcext:value-type="float">
            <text:p>0.035708</text:p>
          </table:table-cell>
          <table:table-cell office:value-type="float" office:value="0.142686" calcext:value-type="float">
            <text:p>0.1426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34221" calcext:value-type="float">
            <text:p>0.034221</text:p>
          </table:table-cell>
          <table:table-cell office:value-type="float" office:value="0.107216" calcext:value-type="float">
            <text:p>0.1072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34138" calcext:value-type="float">
            <text:p>0.034138</text:p>
          </table:table-cell>
          <table:table-cell office:value-type="float" office:value="0.330268" calcext:value-type="float">
            <text:p>0.3302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37774" calcext:value-type="float">
            <text:p>0.037774</text:p>
          </table:table-cell>
          <table:table-cell office:value-type="float" office:value="0.180738" calcext:value-type="float">
            <text:p>0.1807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034232" calcext:value-type="float">
            <text:p>0.034232</text:p>
          </table:table-cell>
          <table:table-cell office:value-type="float" office:value="0.142952" calcext:value-type="float">
            <text:p>0.1429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034196" calcext:value-type="float">
            <text:p>0.034196</text:p>
          </table:table-cell>
          <table:table-cell office:value-type="float" office:value="0.330397" calcext:value-type="float">
            <text:p>0.3303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41545" calcext:value-type="float">
            <text:p>0.041545</text:p>
          </table:table-cell>
          <table:table-cell office:value-type="float" office:value="0.303209" calcext:value-type="float">
            <text:p>0.3032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034251" calcext:value-type="float">
            <text:p>0.034251</text:p>
          </table:table-cell>
          <table:table-cell office:value-type="float" office:value="0.277117" calcext:value-type="float">
            <text:p>0.2771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.035028" calcext:value-type="float">
            <text:p>0.035028</text:p>
          </table:table-cell>
          <table:table-cell office:value-type="float" office:value="0.330016" calcext:value-type="float">
            <text:p>0.3300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049101" calcext:value-type="float">
            <text:p>0.049101</text:p>
          </table:table-cell>
          <table:table-cell office:value-type="float" office:value="0.356562" calcext:value-type="float">
            <text:p>0.3565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.034196" calcext:value-type="float">
            <text:p>0.034196</text:p>
          </table:table-cell>
          <table:table-cell office:value-type="float" office:value="0.339372" calcext:value-type="float">
            <text:p>0.3393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.034098" calcext:value-type="float">
            <text:p>0.034098</text:p>
          </table:table-cell>
          <table:table-cell office:value-type="float" office:value="0.338879" calcext:value-type="float">
            <text:p>0.338879</text:p>
          </table:table-cell>
        </table:table-row>
      </table:table>
      <table:named-expressions/>
      <table:database-ranges>
        <table:database-range table:name="__Anonymous_Sheet_DB__0" table:target-range-address="time_output.U3:time_output.X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9T11:46:47.543661069</dc:date>
    <meta:editing-duration>PT12M49S</meta:editing-duration>
    <meta:editing-cycles>3</meta:editing-cycles>
    <meta:generator>LibreOffice/5.1.6.2$Linux_X86_64 LibreOffice_project/10m0$Build-2</meta:generator>
    <meta:document-statistic meta:table-count="2" meta:cell-count="1134" meta:object-count="0"/>
  </office:meta>
</office:document-meta>
</file>